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44c9" officeooo:paragraph-rsid="001444c9"/>
    </style:style>
    <style:style style:name="P2" style:family="paragraph" style:parent-style-name="Standard">
      <style:text-properties officeooo:rsid="001444c9" officeooo:paragraph-rsid="00162eb1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444c9" officeooo:paragraph-rsid="00162eb1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62eb1" officeooo:paragraph-rsid="00162eb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162e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chier <text:span text:style-name="T3">stdbool.h</text:span></text:p>
      <text:p text:style-name="P1"/>
      <text:p text:style-name="P1">Utiliser la commande <text:span text:style-name="T2">«locate »</text:span> pour trouver le fichier</text:p>
      <text:p text:style-name="P1"/>
      <text:p text:style-name="P2">Emplacement : <text:span text:style-name="T3">/opt/microchip/xc8/v1.34/include/stdbool.h</text:span></text:p>
      <text:p text:style-name="P1">Contenu du fichier :</text:p>
      <text:p text:style-name="P1"/>
      <text:p text:style-name="P4">/*</text:p>
      <text:p text:style-name="P4"><text:s/>* Copyright 2010 Microchip Technology Inc, all rights reserved</text:p>
      <text:p text:style-name="P4"><text:s/>*</text:p>
      <text:p text:style-name="P4"><text:s/>* This file defines the standard boolean types per ISO/IEC 9899:1999</text:p>
      <text:p text:style-name="P4"><text:s/>*</text:p>
      <text:p text:style-name="P4"><text:s/>*/</text:p>
      <text:p text:style-name="P4"/>
      <text:p text:style-name="P4"/>
      <text:p text:style-name="P4">#ifndef __bool_true_and_false_are_defined</text:p>
      <text:p text:style-name="P4">#define __bool_true_and_false_are_defined</text:p>
      <text:p text:style-name="P4"/>
      <text:p text:style-name="P4">typedef unsigned char bool;</text:p>
      <text:p text:style-name="P4"/>
      <text:p text:style-name="P4">#define true 1</text:p>
      <text:p text:style-name="P4">#define false 0</text:p>
      <text:p text:style-name="P4">#endif</text:p>
      <text:p text:style-name="P1"/>
      <text:p text:style-name="P1">int xc_reset(struct xc *x);</text:p>
      <text:p text:style-name="P1">int xc_stop(struct xc* x);</text:p>
      <text:p text:style-name="P1">int xc_start(struct xc *x);</text:p>
      <text:p text:style-name="P1">int xc_running(struct xc *x);</text:p>
      <text:p text:style-name="P1">int xc_request_firmware(struct xc* x);</text:p>
      <text:p text:style-name="P1">struct xc* request_xc(int xcno, struct device *dev);</text:p>
      <text:p text:style-name="P1">void free_xc(struct xc *x);</text:p>
      <text:p text:style-name="P1"/>
      <text:p text:style-name="P1">#endif /* __ASM_ARCH_XC_H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8:57:52.921219289</meta:creation-date>
    <meta:print-date>2015-04-17T09:16:50.051308171</meta:print-date>
    <dc:date>2015-04-17T09:17:37.510454280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24" meta:word-count="92" meta:character-count="686" meta:non-whitespace-character-count="613"/>
  </office:meta>
</office:document-meta>
</file>